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KHARLA RI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TEGRACION LUZ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ECIOSUP GARCIA, YEINSON GEORG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NDOZA ROQUE, NICOMEDE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741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0:51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